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0f6e8" officeooo:paragraph-rsid="0010f6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 March 9th, 2016 around 1000 hours, I, Lt. Eric Proulx, was in the evidence room at the Hattiesburg Police Department at 701 James Street. <text:s/>On that day there were citizens in the evidence room viewing firearms that were to be sold in the upcoming auction on March 16-23rd. <text:s/>I had placed the office telephone on call forward to my personal cellular phone in order for me to stay near the citizens inspecting the weapons. <text:s/>I received a telephone call and it was Joseph Rawson. <text:s/>I had spoken with Rawson previously in regards to the upcoming auction.</text:p>
      <text:p text:style-name="P1"/>
      <text:p text:style-name="P1">On March 4th, I spoke with Rawson at the front desk of the police Department. <text:s/>Rawson told me that he intended to "frame" Jeff Martin Auctioneers and that he would try to make sure that the Police Department was not involved in it. <text:s/>I then started recording the conversation on my phone. <text:s/>Rawson stated that the auction was illegal because he could not bid on the items. <text:s/>He stated that Jeff Martin Auctioneers had lied to the city council and misled them. <text:s/>Mr. Rawson showed me a copy of a house bill in regards to the appropriate sale of firearms. <text:s/>When I reviewed the bill, it mentioned the general sale requirements of firearms and nothing in regards to any requirements of a municipality selling firearms at an auction. <text:s/>Mr. Rawson spoke for some time in regards to how the postings of the unclaimed or abandoned property, which I had posted in three places in the city, were improper. <text:s/>Mr. Rawson did not advise me how they were improper. <text:s/>I advised him that I had spoken with multiple legal entities before I began placing the postings. <text:s/>The postings were in accordance with MS statute 21-39-31. <text:s/>Mr. Rawson stated that there was no contract with Martin and Martin auctioneers on file at the city clerks office. <text:s/>I told him that there was a contract signed and that I was unaware that they did not have a copy of the contract. <text:s/>I assured him that I would have a copy down there that day. <text:s/>Mr. Rawson asked to view the firearms, and I advised him that all appointments were made with Jeff Martin Auctioneers. <text:s/>Rawson said that they would not talk to him. <text:s/>I advised him that I would forward his request.</text:p>
      <text:p text:style-name="P1"/>
      <text:p text:style-name="P1">On March 8th, I was contacted by M. Rawson by telephone. <text:s/>I advised Mr. Rawson that he would not be allowed to view the firearms. <text:s/>Mr. Rawson advised me that my postings were illegal, and that he was there to show me the correct way to do them. <text:s/>I advised Mr. Rawson that if my actions were illegal, then by department policy, I could not speak to him and he would need to speak with my supervisor. <text:s/>I got off the phone with Mr. Rawson. <text:s/>About twenty minutes later, he called my office back and said that he did not have time to wait to speak with Lt. McLemore. <text:s/>Lt. McLemore advised me later that day, that he spoke with Mr. Rawson spoke on the phone and that Mr. Rawson just wanted to speak to me about it. <text:s/>I was later informed that he made comments about me on his facebook page.</text:p>
      <text:p text:style-name="P1"/>
      <text:p text:style-name="P1">On March 9th, he contacted me while I was monitoring the potential purchasers of the weapons. <text:s/>I spoke with Mr. Rawson on the phone. <text:s/>He asked me to come to the front desk, and I told him that I could not because there were people in my office viewing the weapons. <text:s/>I told him that if he had any documentation showing where the law had been violated, that he could leav it so it could be reviewed by the city attorney. <text:s/>Rawson stated that the city attorney could not view it and give advice because whe was not allowed to by city ordinance. <text:s/>I again stated to Mr. Rawson that I could not go up there and any paperwork would be forwarded for review to the city attorney. <text:s/>Mr. Rawson became agitated and told me that the auction was illegal and the public notices were illegal. <text:s/>I asked Mr. Rawson if he had any legal training or if he was an attorney. <text:s/>Mr. Rawson stated that he did not need any training and that anyone could read the laws. <text:s/>Mr. Rawson seemed quite agitated at this time and I told him that he should seek the help of a mental healthcare provider. <text:s/>Mr. Rawson then hung up.</text:p>
      <text:p text:style-name="P1"/>
      <text:p text:style-name="P1">On March 9th around 1500 hours, I discovered that Mr. Rawson had posted on Facebook that he had taken the public notifications from both City Hall and the Chancery Court. <text:s/>I printed out the copies of Mr. Rawson's posts of his facebook page. <text:s/>I had Officer Michael Sumner check if the were at City Hall <text:soft-page-break/>at 200 Forrest Street and the Chancery Building at 641 Main Street. <text:s/>Officer Sumner advised me that the notices had been removed. <text:s/>Public notices are required to be posted on property going to auction ten days prior to the auction when auctioning unclaimed or abandoned propery (MS statute 21-39-21). <text:s/>Mr. Rawson knowingly and willfully interfered with the performance of my duties to execute the legal process of the disposal of unclaimed property when he removed the public notices from City Hall and the Chancery Building. <text:s/>I am signing charges on Mr. Rawson for interfering with a city employee (Ord 2634, secs. 1--2). <text:s/>I am also signing charges on Rawson for two counts of vandalism of a public building due to the destruction of materials (the notices) at a public building (97-17-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22:25:59.923131084</meta:creation-date>
    <dc:date>2016-03-30T22:28:11.993152738</dc:date>
    <meta:editing-duration>PT2M12S</meta:editing-duration>
    <meta:editing-cycles>1</meta:editing-cycles>
    <meta:document-statistic meta:table-count="0" meta:image-count="0" meta:object-count="0" meta:page-count="2" meta:paragraph-count="5" meta:word-count="932" meta:character-count="5124" meta:non-whitespace-character-count="4154"/>
    <meta:generator>LibreOffice/5.1.2.1.0$Linux_X86_64 LibreOffice_project/10m0$Build-1</meta:generator>
  </office:meta>
</office:document-meta>
</file>